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E-myla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alpha</text:p>
          </table:table-cell>
          <table:table-cell office:value-type="string" calcext:value-type="string">
            <text:p>dEdx1</text:p>
          </table:table-cell>
          <table:table-cell office:value-type="string" calcext:value-type="string">
            <text:p>dEdx2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1.4" calcext:value-type="float">
            <text:p>271,4</text:p>
          </table:table-cell>
          <table:table-cell office:value-type="float" office:value="3317" calcext:value-type="float">
            <text:p>3317</text:p>
          </table:table-cell>
          <table:table-cell office:value-type="float" office:value="271.7317" calcext:value-type="float">
            <text:p>271,731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64.6" calcext:value-type="float">
            <text:p>264,6</text:p>
          </table:table-cell>
          <table:table-cell office:value-type="float" office:value="3059" calcext:value-type="float">
            <text:p>3059</text:p>
          </table:table-cell>
          <table:table-cell office:value-type="float" office:value="264.9059" calcext:value-type="float">
            <text:p>264,90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57.7" calcext:value-type="float">
            <text:p>257,7</text:p>
          </table:table-cell>
          <table:table-cell office:value-type="float" office:value="2840" calcext:value-type="float">
            <text:p>2840</text:p>
          </table:table-cell>
          <table:table-cell office:value-type="float" office:value="257.984" calcext:value-type="float">
            <text:p>257,98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50.8" calcext:value-type="float">
            <text:p>250,8</text:p>
          </table:table-cell>
          <table:table-cell office:value-type="float" office:value="2653" calcext:value-type="float">
            <text:p>2653</text:p>
          </table:table-cell>
          <table:table-cell office:value-type="float" office:value="251.0653" calcext:value-type="float">
            <text:p>251,065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43.9" calcext:value-type="float">
            <text:p>243,9</text:p>
          </table:table-cell>
          <table:table-cell office:value-type="float" office:value="2490" calcext:value-type="float">
            <text:p>2490</text:p>
          </table:table-cell>
          <table:table-cell office:value-type="float" office:value="244.149" calcext:value-type="float">
            <text:p>244,1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37.3" calcext:value-type="float">
            <text:p>237,3</text:p>
          </table:table-cell>
          <table:table-cell office:value-type="float" office:value="2347" calcext:value-type="float">
            <text:p>2347</text:p>
          </table:table-cell>
          <table:table-cell office:value-type="float" office:value="237.5347" calcext:value-type="float">
            <text:p>237,534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31" calcext:value-type="float">
            <text:p>231</text:p>
          </table:table-cell>
          <table:table-cell office:value-type="float" office:value="2220" calcext:value-type="float">
            <text:p>2220</text:p>
          </table:table-cell>
          <table:table-cell office:value-type="float" office:value="231.222" calcext:value-type="float">
            <text:p>231,22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24.8" calcext:value-type="float">
            <text:p>224,8</text:p>
          </table:table-cell>
          <table:table-cell office:value-type="float" office:value="2107" calcext:value-type="float">
            <text:p>2107</text:p>
          </table:table-cell>
          <table:table-cell office:value-type="float" office:value="225.0107" calcext:value-type="float">
            <text:p>225,010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9" calcext:value-type="float">
            <text:p>219</text:p>
          </table:table-cell>
          <table:table-cell office:value-type="float" office:value="2006" calcext:value-type="float">
            <text:p>2006</text:p>
          </table:table-cell>
          <table:table-cell office:value-type="float" office:value="219.2006" calcext:value-type="float">
            <text:p>219,20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8" calcext:value-type="float">
            <text:p>208</text:p>
          </table:table-cell>
          <table:table-cell office:value-type="float" office:value="1832" calcext:value-type="float">
            <text:p>1832</text:p>
          </table:table-cell>
          <table:table-cell office:value-type="float" office:value="208.1832" calcext:value-type="float">
            <text:p>208,1832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95.6" calcext:value-type="float">
            <text:p>195,6</text:p>
          </table:table-cell>
          <table:table-cell office:value-type="float" office:value="1654" calcext:value-type="float">
            <text:p>1654</text:p>
          </table:table-cell>
          <table:table-cell office:value-type="float" office:value="195.7654" calcext:value-type="float">
            <text:p>195,765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4.6" calcext:value-type="float">
            <text:p>184,6</text:p>
          </table:table-cell>
          <table:table-cell office:value-type="float" office:value="1510" calcext:value-type="float">
            <text:p>1510</text:p>
          </table:table-cell>
          <table:table-cell office:value-type="float" office:value="184.751" calcext:value-type="float">
            <text:p>184,751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74.7" calcext:value-type="float">
            <text:p>174,7</text:p>
          </table:table-cell>
          <table:table-cell office:value-type="float" office:value="1390" calcext:value-type="float">
            <text:p>1390</text:p>
          </table:table-cell>
          <table:table-cell office:value-type="float" office:value="174.839" calcext:value-type="float">
            <text:p>174,83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5.8" calcext:value-type="float">
            <text:p>165,8</text:p>
          </table:table-cell>
          <table:table-cell office:value-type="float" office:value="1289" calcext:value-type="float">
            <text:p>1289</text:p>
          </table:table-cell>
          <table:table-cell office:value-type="float" office:value="165.9289" calcext:value-type="float">
            <text:p>165,9289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57.8" calcext:value-type="float">
            <text:p>157,8</text:p>
          </table:table-cell>
          <table:table-cell office:value-type="float" office:value="1202" calcext:value-type="float">
            <text:p>1202</text:p>
          </table:table-cell>
          <table:table-cell office:value-type="float" office:value="157.9202" calcext:value-type="float">
            <text:p>157,920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50.5" calcext:value-type="float">
            <text:p>150,5</text:p>
          </table:table-cell>
          <table:table-cell office:value-type="float" office:value="1126" calcext:value-type="float">
            <text:p>1126</text:p>
          </table:table-cell>
          <table:table-cell office:value-type="float" office:value="150.6126" calcext:value-type="float">
            <text:p>150,6126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43.9" calcext:value-type="float">
            <text:p>143,9</text:p>
          </table:table-cell>
          <table:table-cell office:value-type="float" office:value="1060" calcext:value-type="float">
            <text:p>1060</text:p>
          </table:table-cell>
          <table:table-cell office:value-type="float" office:value="144.006" calcext:value-type="float">
            <text:p>144,00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7.9" calcext:value-type="float">
            <text:p>137,9</text:p>
          </table:table-cell>
          <table:table-cell office:value-type="float" office:value="1002" calcext:value-type="float">
            <text:p>1002</text:p>
          </table:table-cell>
          <table:table-cell office:value-type="float" office:value="138.0002" calcext:value-type="float">
            <text:p>138,000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7.4" calcext:value-type="float">
            <text:p>127,4</text:p>
          </table:table-cell>
          <table:table-cell office:value-type="float" office:value="903.9" calcext:value-type="float">
            <text:p>903,9</text:p>
          </table:table-cell>
          <table:table-cell office:value-type="float" office:value="127.49039" calcext:value-type="float">
            <text:p>127,4903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8.4" calcext:value-type="float">
            <text:p>118,4</text:p>
          </table:table-cell>
          <table:table-cell office:value-type="float" office:value="824" calcext:value-type="float">
            <text:p>824</text:p>
          </table:table-cell>
          <table:table-cell office:value-type="float" office:value="118.4824" calcext:value-type="float">
            <text:p>118,482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10.7" calcext:value-type="float">
            <text:p>110,7</text:p>
          </table:table-cell>
          <table:table-cell office:value-type="float" office:value="757.7" calcext:value-type="float">
            <text:p>757,7</text:p>
          </table:table-cell>
          <table:table-cell office:value-type="float" office:value="110.77577" calcext:value-type="float">
            <text:p>110,7757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4" calcext:value-type="float">
            <text:p>104</text:p>
          </table:table-cell>
          <table:table-cell office:value-type="float" office:value="701.7" calcext:value-type="float">
            <text:p>701,7</text:p>
          </table:table-cell>
          <table:table-cell office:value-type="float" office:value="104.07017" calcext:value-type="float">
            <text:p>104,07017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98.12" calcext:value-type="float">
            <text:p>98,12</text:p>
          </table:table-cell>
          <table:table-cell office:value-type="float" office:value="653.9" calcext:value-type="float">
            <text:p>653,9</text:p>
          </table:table-cell>
          <table:table-cell office:value-type="float" office:value="98.18539" calcext:value-type="float">
            <text:p>98,1853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2.91" calcext:value-type="float">
            <text:p>92,91</text:p>
          </table:table-cell>
          <table:table-cell office:value-type="float" office:value="612.4" calcext:value-type="float">
            <text:p>612,4</text:p>
          </table:table-cell>
          <table:table-cell office:value-type="float" office:value="92.97124" calcext:value-type="float">
            <text:p>92,97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.00.0000</text:date>, <text:time style:data-style-name="N2" text:time-value="19:55:44.93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date>2020-01-13T19:55:49.942000000</dc:date>
    <meta:editing-duration>PT5S</meta:editing-duration>
    <meta:editing-cycles>1</meta:editing-cycles>
    <meta:document-statistic meta:table-count="1" meta:cell-count="100" meta:object-count="0"/>
  </office:meta>
</office:document-meta>
</file>